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174" officeooo:paragraph-rsid="00177174"/>
    </style:style>
    <style:style style:name="P2" style:family="paragraph" style:parent-style-name="Standard">
      <style:text-properties fo:font-style="italic" officeooo:rsid="00177174" officeooo:paragraph-rsid="00177174" style:font-style-asian="italic" style:font-style-complex="italic"/>
    </style:style>
    <style:style style:name="P3" style:family="paragraph" style:parent-style-name="Standard">
      <style:text-properties officeooo:rsid="001a59d8" officeooo:paragraph-rsid="001a59d8"/>
    </style:style>
    <style:style style:name="P4" style:family="paragraph" style:parent-style-name="Standard">
      <style:text-properties officeooo:rsid="001b1d9e" officeooo:paragraph-rsid="001b1d9e"/>
    </style:style>
    <style:style style:name="P5" style:family="paragraph" style:parent-style-name="Standard">
      <style:text-properties fo:font-weight="bold" officeooo:rsid="001a59d8" officeooo:paragraph-rsid="001a59d8" style:font-weight-asian="bold" style:font-weight-complex="bold"/>
    </style:style>
    <style:style style:name="P6" style:family="paragraph" style:parent-style-name="Preformatted_20_Text">
      <style:text-properties fo:font-style="italic" officeooo:rsid="00177174" officeooo:paragraph-rsid="00177174" style:font-style-asian="italic" style:font-style-complex="italic"/>
    </style:style>
    <style:style style:name="P7" style:family="paragraph" style:parent-style-name="Preformatted_20_Text">
      <style:text-properties fo:font-style="italic" officeooo:rsid="0018d22d" officeooo:paragraph-rsid="0018d22d" style:font-style-asian="italic" style:font-style-complex="italic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Standard">
      <style:text-properties fo:font-weight="normal" officeooo:rsid="001df3f3" officeooo:paragraph-rsid="001a59d8" style:font-weight-asian="normal" style:font-weight-complex="normal"/>
    </style:style>
    <style:style style:name="P10" style:family="paragraph" style:parent-style-name="Standard">
      <style:text-properties fo:font-weight="bold" officeooo:rsid="001df3f3" officeooo:paragraph-rsid="001a59d8" style:font-weight-asian="bold" style:font-weight-complex="bold"/>
    </style:style>
    <style:style style:name="T1" style:family="text">
      <style:text-properties officeooo:rsid="001a3a6e"/>
    </style:style>
    <style:style style:name="T2" style:family="text">
      <style:text-properties officeooo:rsid="001df3f3"/>
    </style:style>
    <style:style style:name="T3" style:family="text">
      <style:text-properties fo:font-weight="normal" officeooo:rsid="001df3f3" style:font-weight-asian="normal" style:font-weight-complex="normal"/>
    </style:style>
    <style:style style:name="T4" style:family="text">
      <style:text-properties fo:font-weight="normal" officeooo:rsid="00221f5e" style:font-weight-asian="normal" style:font-weight-complex="normal"/>
    </style:style>
    <style:style style:name="T5" style:family="text">
      <style:text-properties officeooo:rsid="00221f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gger</text:p>
      <text:p text:style-name="P6"/>
      <text:p text:style-name="P6">git config --global user.email « vous@example.com »</text:p>
      <text:p text:style-name="P8">git config --global user.name « votre nom d'utilisateur »</text:p>
      <text:p text:style-name="P2"/>
      <text:p text:style-name="P2"/>
      <text:p text:style-name="P2">*Envoyer un fichier sur ma branche *</text:p>
      <text:p text:style-name="P1"/>
      <text:p text:style-name="P1">git add nomdufichier</text:p>
      <text:p text:style-name="P1"/>
      <text:p text:style-name="P1">git commit -m «commentaire »</text:p>
      <text:p text:style-name="P1"/>
      <text:p text:style-name="P1">git push</text:p>
      <text:p text:style-name="P1"/>
      <text:p text:style-name="P1"/>
      <text:p text:style-name="P1">*<text:span text:style-name="T1">suprimer fichier local <text:s/>et sur github</text:span>*</text:p>
      <text:p text:style-name="P1"/>
      <text:p text:style-name="P4">se mettre sur la branche git branch « nomdelabranche »</text:p>
      <text:p text:style-name="P1"/>
      <text:p text:style-name="P3">git rm « nomdufichier »</text:p>
      <text:p text:style-name="P3"/>
      <text:p text:style-name="P3">git commit -m « commentaire »</text:p>
      <text:p text:style-name="P3"/>
      <text:p text:style-name="P3">git pull </text:p>
      <text:p text:style-name="P3"/>
      <text:p text:style-name="P3">git push</text:p>
      <text:p text:style-name="P3"/>
      <text:p text:style-name="P5"><text:span text:style-name="T2">editeur </text:span><text:span text:style-name="T3">: nano « nomfichier »</text:span></text:p>
      <text:p text:style-name="P9"/>
      <text:p text:style-name="P10"><text:span text:style-name="T5">createur uniquement </text:span><text:span text:style-name="T4">: touch « nomdufichier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4:34:39.167335293</meta:creation-date>
    <dc:date>2019-12-11T17:27:22.583648905</dc:date>
    <meta:editing-duration>PT10M51S</meta:editing-duration>
    <meta:editing-cycles>8</meta:editing-cycles>
    <meta:generator>LibreOffice/6.1.6.3$Linux_X86_64 LibreOffice_project/10$Build-3</meta:generator>
    <meta:document-statistic meta:table-count="0" meta:image-count="0" meta:object-count="0" meta:page-count="1" meta:paragraph-count="15" meta:word-count="80" meta:character-count="441" meta:non-whitespace-character-count="376"/>
  </office:meta>
</office:document-meta>
</file>